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color="#000000" draw:fill="none" draw:fill-color="#ffffff" fo:min-height="0.637cm"/>
      <style:paragraph-properties style:writing-mode="lr-tb"/>
    </style:style>
    <style:style style:name="gr2" style:family="graphic" style:parent-style-name="standard">
      <style:graphic-properties draw:stroke="dash" draw:stroke-dash="Long_20_Dot" svg:stroke-color="#000000" draw:fill="none" draw:fill-color="#ffffff" draw:textarea-vertical-align="middle" fo:min-height="0.337cm"/>
      <style:paragraph-properties style:writing-mode="lr-tb"/>
    </style:style>
    <style:style style:name="gr3" style:family="graphic" style:parent-style-name="standard">
      <style:graphic-properties svg:stroke-color="#c9211e" draw:fill-color="#e8a202" draw:textarea-horizontal-align="justify" draw:textarea-vertical-align="middle" draw:auto-grow-height="false" fo:min-height="0.081cm" fo:min-width="0cm"/>
      <style:paragraph-properties style:writing-mode="lr-tb"/>
    </style:style>
    <style:style style:name="gr4" style:family="graphic" style:parent-style-name="standard">
      <style:graphic-properties svg:stroke-color="#c9211e" draw:fill-color="#e8a202" draw:textarea-horizontal-align="justify" draw:textarea-vertical-align="middle" draw:auto-grow-height="false" fo:min-height="0.08cm" fo:min-width="0cm"/>
      <style:paragraph-properties style:writing-mode="lr-tb"/>
    </style:style>
    <style:style style:name="gr5" style:family="graphic" style:parent-style-name="standard">
      <style:graphic-properties svg:stroke-color="#c9211e" draw:fill-color="#e8a202" draw:textarea-horizontal-align="justify" draw:textarea-vertical-align="middle" draw:auto-grow-height="false" fo:min-height="0.0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9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097cm"/>
      <style:paragraph-properties style:writing-mode="lr-tb"/>
    </style:style>
    <style:style style:name="gr8" style:family="graphic" style:parent-style-name="standard">
      <style:graphic-properties svg:stroke-color="#be480a" draw:fill-color="#be480a" draw:textarea-vertical-align="middle" draw:auto-grow-height="false" fo:min-height="0.201cm" fo:min-width="0.179cm"/>
    </style:style>
    <style:style style:name="gr9" style:family="graphic" style:parent-style-name="standard">
      <style:graphic-properties draw:stroke="none" svg:stroke-color="#000000" draw:fill="none" draw:fill-color="#ffffff" fo:min-height="0.48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097cm"/>
      <style:paragraph-properties style:writing-mode="lr-tb"/>
    </style:style>
    <style:style style:name="gr11" style:family="graphic" style:parent-style-name="objectwithoutfill">
      <style:graphic-properties svg:stroke-width="0.028cm" svg:stroke-color="#168253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097cm"/>
      <style:paragraph-properties style:writing-mode="lr-tb"/>
    </style:style>
    <style:style style:name="gr13" style:family="graphic" style:parent-style-name="objectwithoutfill">
      <style:graphic-properties draw:stroke="dash" draw:stroke-dash="Dot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Dot" svg:stroke-width="0.035cm" svg:stroke-color="#acb2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808080" fo:font-size="9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fo:font-size="8pt" style:font-size-asian="8pt" style:font-size-complex="8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e8a202"/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4pt" style:font-size-asian="4pt" style:font-size-complex="4pt"/>
    </style:style>
    <style:style style:name="P8" style:family="paragraph">
      <loext:graphic-properties draw:fill="none" draw:fill-color="#ffffff"/>
      <style:text-properties fo:font-size="4pt" style:font-size-asian="4pt" style:font-size-complex="4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4pt" style:font-size-asian="4pt" style:font-size-complex="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4pt" style:font-size-asian="4pt" style:font-size-complex="4pt"/>
    </style:style>
    <style:style style:name="P11" style:family="paragraph">
      <loext:graphic-properties draw:fill-color="#be480a"/>
      <style:paragraph-properties fo:text-align="center"/>
    </style:style>
    <style:style style:name="P12" style:family="paragraph">
      <style:text-properties fo:color="#861141" fo:font-size="5pt" style:font-size-asian="5pt" style:font-size-complex="5pt"/>
    </style:style>
    <style:style style:name="P13" style:family="paragraph">
      <loext:graphic-properties draw:fill="none" draw:fill-color="#ffffff"/>
      <style:text-properties fo:color="#861141" fo:font-size="5pt" style:font-size-asian="5pt" style:font-size-complex="5pt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color="#808080" fo:font-size="8pt" style:font-size-asian="16pt" style:font-size-complex="16pt"/>
    </style:style>
    <style:style style:name="T2" style:family="text">
      <style:text-properties fo:color="#808080" fo:font-size="8pt" fo:font-weight="bold" style:font-size-asian="16pt" style:font-weight-asian="bold" style:font-size-complex="16pt" style:font-weight-complex="bold"/>
    </style:style>
    <style:style style:name="T3" style:family="text">
      <style:text-properties fo:color="#666666" fo:font-size="6pt" style:font-size-asian="6pt" style:font-size-complex="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style:text-line-through-style="solid" style:text-line-through-type="single" fo:font-size="4pt" style:font-size-asian="4pt" style:font-size-complex="4pt"/>
    </style:style>
    <style:style style:name="T8" style:family="text">
      <style:text-properties fo:color="#c9211e" style:text-line-through-style="solid" style:text-line-through-type="sing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cm" svg:height="0.887cm" svg:x="9.9cm" svg:y="6.114cm">
          <draw:text-box>
            <text:p text:style-name="P1"><text:span text:style-name="T1">E</text:span><text:span text:style-name="T1">q</text:span><text:span text:style-name="T1">u</text:span><text:span text:style-name="T1">i</text:span><text:span text:style-name="T1">p</text:span><text:span text:style-name="T1">o</text:span><text:span text:style-name="T1"> </text:span><text:span text:style-name="T1">R</text:span><text:span text:style-name="T1">o</text:span><text:span text:style-name="T1">j</text:span><text:span text:style-name="T1">o</text:span></text:p>
            <text:p text:style-name="P1"><text:span text:style-name="T2">A</text:span><text:span text:style-name="T2">l</text:span><text:span text:style-name="T2">g</text:span><text:span text:style-name="T2">o</text:span><text:span text:style-name="T2">r</text:span><text:span text:style-name="T2">í</text:span><text:span text:style-name="T2">t</text:span><text:span text:style-name="T2">m</text:span><text:span text:style-name="T2">i</text:span><text:span text:style-name="T2">c</text:span><text:span text:style-name="T2">a</text:span></text:p>
          </draw:text-box>
        </draw:frame>
        <draw:frame draw:style-name="gr1" draw:text-style-name="P2" draw:layer="layout" svg:width="2.2cm" svg:height="0.887cm" svg:x="9.9cm" svg:y="6.114cm">
          <draw:text-box>
            <text:p text:style-name="P1"><text:span text:style-name="T1">E</text:span><text:span text:style-name="T1">q</text:span><text:span text:style-name="T1">u</text:span><text:span text:style-name="T1">i</text:span><text:span text:style-name="T1">p</text:span><text:span text:style-name="T1">o</text:span><text:span text:style-name="T1"> </text:span><text:span text:style-name="T1">R</text:span><text:span text:style-name="T1">o</text:span><text:span text:style-name="T1">j</text:span><text:span text:style-name="T1">o</text:span></text:p>
            <text:p text:style-name="P1"><text:span text:style-name="T2">A</text:span><text:span text:style-name="T2">l</text:span><text:span text:style-name="T2">g</text:span><text:span text:style-name="T2">o</text:span><text:span text:style-name="T2">r</text:span><text:span text:style-name="T2">í</text:span><text:span text:style-name="T2">t</text:span><text:span text:style-name="T2">m</text:span><text:span text:style-name="T2">i</text:span><text:span text:style-name="T2">c</text:span><text:span text:style-name="T2">a</text:span></text:p>
          </draw:text-box>
        </draw:frame>
        <draw:frame draw:style-name="gr1" draw:text-style-name="P2" draw:layer="layout" svg:width="2.2cm" svg:height="0.887cm" svg:x="9.9cm" svg:y="6.114cm">
          <draw:text-box>
            <text:p text:style-name="P1"><text:span text:style-name="T1">E</text:span><text:span text:style-name="T1">q</text:span><text:span text:style-name="T1">u</text:span><text:span text:style-name="T1">i</text:span><text:span text:style-name="T1">p</text:span><text:span text:style-name="T1">o</text:span><text:span text:style-name="T1"> </text:span><text:span text:style-name="T1">R</text:span><text:span text:style-name="T1">o</text:span><text:span text:style-name="T1">j</text:span><text:span text:style-name="T1">o</text:span></text:p>
            <text:p text:style-name="P1"><text:span text:style-name="T2">A</text:span><text:span text:style-name="T2">l</text:span><text:span text:style-name="T2">g</text:span><text:span text:style-name="T2">o</text:span><text:span text:style-name="T2">r</text:span><text:span text:style-name="T2">í</text:span><text:span text:style-name="T2">t</text:span><text:span text:style-name="T2">m</text:span><text:span text:style-name="T2">i</text:span><text:span text:style-name="T2">c</text:span><text:span text:style-name="T2">a</text:span></text:p>
          </draw:text-box>
        </draw:frame>
        <draw:frame draw:style-name="gr2" draw:text-style-name="P4" draw:layer="layout" svg:width="1.8cm" svg:height="0.587cm" svg:x="5cm" svg:y="0.1cm">
          <draw:text-box>
            <text:p text:style-name="P3"><text:span text:style-name="T3">Equipo Rojo</text:span></text:p>
          </draw:text-box>
        </draw:frame>
        <draw:custom-shape draw:style-name="gr3" draw:text-style-name="P6" draw:layer="layout" svg:width="0.466cm" svg:height="0.467cm" svg:x="0.252cm" svg:y="0.427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467cm" svg:height="0.466cm" svg:x="0.801cm" svg:y="0.187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66cm" svg:height="0.465cm" svg:x="1.592cm" svg:y="0.301cm">
          <text:p text:style-name="P5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466cm" svg:height="0.466cm" svg:x="1.14cm" svg:y="0.766cm">
          <text:p text:style-name="P5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8" draw:layer="layout" svg:width="1.242cm" svg:height="1.347cm" svg:x="-0.2cm" svg:y="1.226cm">
          <draw:text-box>
            <text:p text:style-name="P7"><text:span text:style-name="T5">d(1,2) =4</text:span></text:p>
            <text:p text:style-name="P7"><text:span text:style-name="T5">d(1,3) = 1</text:span></text:p>
            <text:p text:style-name="P7"><text:span text:style-name="T5">d(1,4) = 6</text:span></text:p>
            <text:p text:style-name="P7"><text:span text:style-name="T5">d(2,3) = 3</text:span></text:p>
            <text:p text:style-name="P7"><text:span text:style-name="T5">d(2,4) = 1</text:span></text:p>
            <text:p text:style-name="P7"><text:span text:style-name="T5">d(3,4) = 2</text:span></text:p>
          </draw:text-box>
        </draw:frame>
        <draw:frame draw:style-name="gr7" draw:text-style-name="P10" draw:layer="layout" svg:width="1.242cm" svg:height="1.347cm" svg:x="1.042cm" svg:y="1.227cm">
          <draw:text-box>
            <text:p text:style-name="P9"><text:span text:style-name="T5">d(1,3) = 1</text:span></text:p>
            <text:p text:style-name="P9"><text:span text:style-name="T5">d(2,4) = 1</text:span></text:p>
            <text:p text:style-name="P9"><text:span text:style-name="T5">d(3,4) = 2</text:span></text:p>
            <text:p text:style-name="P9"><text:span text:style-name="T5">d(2,3) = 3</text:span></text:p>
            <text:p text:style-name="P7"><text:span text:style-name="T5">d(1,2) = 4</text:span></text:p>
            <text:p text:style-name="P7"><text:span text:style-name="T5">d(1,4) = 6</text:span></text:p>
          </draw:text-box>
        </draw:frame>
        <draw:custom-shape draw:style-name="gr8" draw:text-style-name="P11" draw:layer="layout" svg:width="0.678cm" svg:height="0.451cm" svg:x="0.703cm" svg:y="2.459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3" draw:layer="layout" svg:width="1.806cm" svg:height="0.733cm" svg:x="0.252cm" svg:y="2.856cm">
          <draw:text-box>
            <text:p text:style-name="P12"><text:span text:style-name="T6">O</text:span><text:span text:style-name="T6">r</text:span><text:span text:style-name="T6">d</text:span><text:span text:style-name="T6">e</text:span><text:span text:style-name="T6">n</text:span><text:span text:style-name="T6">a</text:span><text:span text:style-name="T6">c</text:span><text:span text:style-name="T6">i</text:span><text:span text:style-name="T6">ó</text:span><text:span text:style-name="T6">n</text:span></text:p>
          </draw:text-box>
        </draw:frame>
        <draw:custom-shape draw:style-name="gr3" draw:text-style-name="P6" draw:layer="layout" svg:width="0.466cm" svg:height="0.467cm" svg:x="2.623cm" svg:y="1.458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467cm" svg:height="0.466cm" svg:x="3.172cm" svg:y="1.218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66cm" svg:height="0.465cm" svg:x="3.963cm" svg:y="1.332cm">
          <text:p text:style-name="P5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466cm" svg:height="0.466cm" svg:x="3.511cm" svg:y="1.797cm">
          <text:p text:style-name="P5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10" draw:layer="layout" svg:width="1.242cm" svg:height="1.347cm" svg:x="3.3cm" svg:y="2.355cm">
          <draw:text-box>
            <text:p text:style-name="P9"><text:span text:style-name="T7">d(1</text:span><text:span text:style-name="T7">,3) </text:span><text:span text:style-name="T7">= 1</text:span></text:p>
            <text:p text:style-name="P9"><text:span text:style-name="T7">d(2</text:span><text:span text:style-name="T7">,4) </text:span><text:span text:style-name="T7">= 1</text:span></text:p>
            <text:p text:style-name="P9"><text:span text:style-name="T5">d(3</text:span><text:span text:style-name="T5">,4) </text:span><text:span text:style-name="T5">= 2</text:span></text:p>
            <text:p text:style-name="P9"><text:span text:style-name="T5">d(2</text:span><text:span text:style-name="T5">,3) </text:span><text:span text:style-name="T5">= 3</text:span></text:p>
            <text:p text:style-name="P7"><text:span text:style-name="T5">d(1</text:span><text:span text:style-name="T5">,2) </text:span><text:span text:style-name="T5">= 4</text:span></text:p>
            <text:p text:style-name="P7"><text:span text:style-name="T5">d(1</text:span><text:span text:style-name="T5">,4) </text:span><text:span text:style-name="T5">= 6</text:span></text:p>
          </draw:text-box>
        </draw:frame>
        <draw:line draw:style-name="gr11" draw:text-style-name="P14" draw:layer="layout" svg:x1="2.961cm" svg:y1="1.444cm" svg:x2="3.187cm" svg:y2="1.331cm">
          <text:p/>
        </draw:line>
        <draw:line draw:style-name="gr11" draw:text-style-name="P14" draw:layer="layout" svg:x1="3.752cm" svg:y1="1.782cm" svg:x2="3.978cm" svg:y2="1.669cm">
          <text:p/>
        </draw:line>
        <draw:custom-shape draw:style-name="gr4" draw:text-style-name="P6" draw:layer="layout" svg:width="0.466cm" svg:height="0.466cm" svg:x="4.881cm" svg:y="2.023cm">
          <text:p text:style-name="P5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67cm" svg:height="0.467cm" svg:x="5.43cm" svg:y="1.782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466cm" svg:height="0.466cm" svg:x="6.221cm" svg:y="1.896cm">
          <text:p text:style-name="P5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466cm" svg:height="0.466cm" svg:x="5.769cm" svg:y="2.362cm">
          <text:p text:style-name="P5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0" draw:layer="layout" svg:width="1.242cm" svg:height="1.347cm" svg:x="5.558cm" svg:y="2.919cm">
          <draw:text-box>
            <text:p text:style-name="P9"><text:span text:style-name="T7">d(1,</text:span><text:span text:style-name="T7">3) </text:span><text:span text:style-name="T7">= 1</text:span></text:p>
            <text:p text:style-name="P9"><text:span text:style-name="T7">d(2,</text:span><text:span text:style-name="T7">4) </text:span><text:span text:style-name="T7">= 1</text:span></text:p>
            <text:p text:style-name="P9"><text:span text:style-name="T7">d(3,</text:span><text:span text:style-name="T7">4) </text:span><text:span text:style-name="T7">= 2</text:span></text:p>
            <text:p text:style-name="P9"><text:span text:style-name="T8">d(2,</text:span><text:span text:style-name="T8">3) </text:span><text:span text:style-name="T8">= 3</text:span></text:p>
            <text:p text:style-name="P7"><text:span text:style-name="T7">d(1,</text:span><text:span text:style-name="T7">2) </text:span><text:span text:style-name="T7">= 4</text:span></text:p>
            <text:p text:style-name="P7"><text:span text:style-name="T5">d(1,</text:span><text:span text:style-name="T5">4) </text:span><text:span text:style-name="T5">= 6</text:span></text:p>
          </draw:text-box>
        </draw:frame>
        <draw:line draw:style-name="gr11" draw:text-style-name="P14" draw:layer="layout" svg:x1="5.219cm" svg:y1="2.008cm" svg:x2="5.445cm" svg:y2="1.895cm">
          <text:p/>
        </draw:line>
        <draw:line draw:style-name="gr11" draw:text-style-name="P14" draw:layer="layout" svg:x1="6.01cm" svg:y1="2.347cm" svg:x2="6.236cm" svg:y2="2.234cm">
          <text:p/>
        </draw:line>
        <draw:line draw:style-name="gr11" draw:text-style-name="P14" draw:layer="layout" svg:x1="5.784cm" svg:y1="1.782cm" svg:x2="6.349cm" svg:y2="1.895cm">
          <text:p/>
        </draw:line>
        <draw:line draw:style-name="gr13" draw:text-style-name="P14" draw:layer="layout" svg:x1="6.01cm" svg:y1="2.347cm" svg:x2="5.784cm" svg:y2="2.234cm">
          <text:p/>
        </draw:line>
        <draw:line draw:style-name="gr11" draw:text-style-name="P14" draw:layer="layout" svg:x1="5.219cm" svg:y1="2.46cm" svg:x2="5.784cm" svg:y2="2.686cm">
          <text:p/>
        </draw:line>
        <draw:line draw:style-name="gr14" draw:text-style-name="P14" draw:layer="layout" svg:x1="2.961cm" svg:y1="0.427cm" svg:x2="2.284cm" svg:y2="1.895cm">
          <text:p/>
        </draw:line>
        <draw:line draw:style-name="gr14" draw:text-style-name="P14" draw:layer="layout" svg:x1="5.106cm" svg:y1="1.105cm" svg:x2="4.429cm" svg:y2="2.5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8:53:31.847151362</meta:creation-date>
    <dc:date>2022-05-19T19:56:53.277665115</dc:date>
    <meta:editing-duration>PT44M59S</meta:editing-duration>
    <meta:editing-cycles>11</meta:editing-cycles>
    <meta:generator>LibreOffice/6.4.7.2$Linux_X86_64 LibreOffice_project/40$Build-2</meta:generator>
    <meta:document-statistic meta:object-count="31"/>
  </office:meta>
</office:document-meta>
</file>